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ccffff" draw:textarea-horizontal-align="justify" draw:textarea-vertical-align="middle" draw:auto-grow-height="false" fo:min-height="0.75cm" fo:min-width="7.5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-color="#ffff99" draw:textarea-horizontal-align="justify" draw:textarea-vertical-align="middle" draw:auto-grow-height="false" fo:min-height="0.75cm" fo:min-width="3.5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35cm" draw:marker-end="Arrow" draw:marker-end-width="0.3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="Arrow" draw:marker-start-width="0.3cm" draw:marker-end="Arrow" draw:marker-end-width="0.3cm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draw:stroke="dash" draw:stroke-dash="Dashed_20__28_var_29_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-color="#ccffff"/>
      <style:paragraph-properties fo:text-align="center"/>
      <style:text-properties fo:font-size="12pt"/>
    </style:style>
    <style:style style:name="P3" style:family="paragraph">
      <loext:graphic-properties draw:fill-color="#ffff99"/>
      <style:paragraph-properties fo:text-align="center"/>
      <style:text-properties fo:font-size="12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text-properties fo:font-size="10pt"/>
    </style:style>
    <style:style style:name="P8" style:family="paragraph">
      <loext:graphic-properties draw:fill="none" draw:fill-color="#ffffff"/>
      <style:text-properties fo:font-size="10pt"/>
    </style:style>
    <style:style style:name="P9" style:family="paragraph">
      <style:text-properties fo:font-size="14pt"/>
    </style:style>
    <style:style style:name="P10" style:family="paragraph">
      <loext:graphic-properties draw:fill="none" draw:fill-color="#ffffff"/>
      <style:text-properties fo:font-size="14pt"/>
    </style:style>
    <style:style style:name="T1" style:family="text">
      <style:text-properties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cm" svg:height="1cm" svg:x="0.5cm" svg:y="1.294cm">
          <text:p text:style-name="P1">data memory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1cm" svg:x="0.5cm" svg:y="7.294cm">
          <text:p text:style-name="P1">data memory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1cm" svg:x="8.5cm" svg:y="1.294cm">
          <text:p text:style-name="P1">temporary memory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1cm" svg:x="0.5cm" svg:y="6.294cm">
          <text:p text:style-name="P1">temporary memory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827cm" svg:height="0.962cm" svg:x="0.5cm" svg:y="0.332cm">
          <draw:text-box>
            <text:p>SEQUENTIAL_STATE</text:p>
          </draw:text-box>
        </draw:frame>
        <draw:frame draw:style-name="gr3" draw:text-style-name="P4" draw:layer="layout" svg:width="5.963cm" svg:height="0.962cm" svg:x="0.537cm" svg:y="5.294cm">
          <draw:text-box>
            <text:p>PARALLEL_STATE</text:p>
          </draw:text-box>
        </draw:frame>
        <draw:g>
          <draw:line draw:style-name="gr4" draw:text-style-name="P5" draw:layer="layout" svg:x1="10.5cm" svg:y1="3.594cm" svg:x2="10.5cm" svg:y2="2.594cm">
            <text:p/>
          </draw:line>
          <draw:line draw:style-name="gr5" draw:text-style-name="P5" draw:layer="layout" svg:x1="8.5cm" svg:y1="2.294cm" svg:x2="8.5cm" svg:y2="2.794cm">
            <text:p/>
          </draw:line>
          <draw:line draw:style-name="gr5" draw:text-style-name="P5" draw:layer="layout" svg:x1="12.5cm" svg:y1="2.294cm" svg:x2="12.5cm" svg:y2="2.794cm">
            <text:p/>
          </draw:line>
          <draw:line draw:style-name="gr6" draw:text-style-name="P6" draw:layer="layout" svg:x1="8.5cm" svg:y1="2.594cm" svg:x2="12.5cm" svg:y2="2.594cm">
            <text:p/>
          </draw:line>
        </draw:g>
        <draw:g>
          <draw:line draw:style-name="gr4" draw:text-style-name="P5" draw:layer="layout" svg:x1="6.5cm" svg:y1="9.594cm" svg:x2="6.5cm" svg:y2="8.594cm">
            <text:p/>
          </draw:line>
          <draw:line draw:style-name="gr5" draw:text-style-name="P5" draw:layer="layout" svg:x1="4.5cm" svg:y1="8.294cm" svg:x2="4.5cm" svg:y2="8.794cm">
            <text:p/>
          </draw:line>
          <draw:line draw:style-name="gr5" draw:text-style-name="P5" draw:layer="layout" svg:x1="8.5cm" svg:y1="8.294cm" svg:x2="8.5cm" svg:y2="8.794cm">
            <text:p/>
          </draw:line>
          <draw:line draw:style-name="gr6" draw:text-style-name="P6" draw:layer="layout" svg:x1="4.5cm" svg:y1="8.594cm" svg:x2="8.5cm" svg:y2="8.594cm">
            <text:p/>
          </draw:line>
        </draw:g>
        <draw:line draw:style-name="gr7" draw:text-style-name="P5" draw:layer="layout" svg:x1="10.5cm" svg:y1="2.594cm" svg:x2="10.5cm" svg:y2="1.294cm">
          <text:p/>
        </draw:line>
        <draw:line draw:style-name="gr7" draw:text-style-name="P5" draw:layer="layout" svg:x1="6.5cm" svg:y1="8.594cm" svg:x2="6.5cm" svg:y2="7.294cm">
          <text:p/>
        </draw:line>
        <draw:frame draw:style-name="gr3" draw:text-style-name="P8" draw:layer="layout" svg:width="1.497cm" svg:height="0.645cm" svg:x="11.203cm" svg:y="2.549cm">
          <draw:text-box>
            <text:p text:style-name="P7"><text:span text:style-name="T1">100</text:span> %</text:p>
          </draw:text-box>
        </draw:frame>
        <draw:frame draw:style-name="gr3" draw:text-style-name="P8" draw:layer="layout" svg:width="1.497cm" svg:height="0.645cm" svg:x="7.203cm" svg:y="8.549cm">
          <draw:text-box>
            <text:p text:style-name="P7"><text:span text:style-name="T1">100</text:span> %</text:p>
          </draw:text-box>
        </draw:frame>
        <draw:frame draw:style-name="gr3" draw:text-style-name="P10" draw:layer="layout" svg:width="3.69cm" svg:height="0.806cm" svg:x="8.8cm" svg:y="3.494cm">
          <draw:text-box>
            <text:p text:style-name="P9">LEVEL_TEMP</text:p>
          </draw:text-box>
        </draw:frame>
        <draw:frame draw:style-name="gr3" draw:text-style-name="P10" draw:layer="layout" svg:width="3.563cm" svg:height="0.806cm" svg:x="4.7cm" svg:y="9.294cm">
          <draw:text-box>
            <text:p text:style-name="P9">LEVEL_DAT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thias Heininger</meta:initial-creator>
    <meta:creation-date>2019-04-16T16:06:20.269497187</meta:creation-date>
    <dc:date>2019-04-16T16:58:10.227526670</dc:date>
    <dc:creator>Matthias Heininger</dc:creator>
    <meta:editing-duration>PT31M36S</meta:editing-duration>
    <meta:editing-cycles>2</meta:editing-cycles>
    <meta:generator>LibreOffice/6.0.7.3$Linux_X86_64 LibreOffice_project/00m0$Build-3</meta:generator>
    <meta:document-statistic meta:object-count="22"/>
  </office:meta>
</office:document-meta>
</file>